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047f1" officeooo:paragraph-rsid="000047f1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0047f1" officeooo:paragraph-rsid="000047f1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57 都市囡仔草地倯</text:p>
        <text:p text:style-name="P1"/>
        <text:p text:style-name="P1">都市囡仔草地倯 </text:p>
        <text:p text:style-name="P1">Too-tshī gín-á tsháu-tē sông</text:p>
        <text:p text:style-name="P1"/>
        <text:p text:style-name="P1">佇我的囡仔時代，</text:p>
        <text:p text:style-name="P1">Tī guá ê gín-á sî-tāi,</text:p>
        <text:p text:style-name="P1"/>
        <text:p text:style-name="P1">都市人若看草地人無起，</text:p>
        <text:p text:style-name="P1">too-tshī-lâng nā khuànn tsháu-tē-lâng bô khí,</text:p>
        <text:p text:style-name="P1"/>
        <text:p text:style-name="P1">嫌人農村味較重，</text:p>
        <text:p text:style-name="P1">hiâm lâng lông-tshun bī khah tāng,</text:p>
        <text:p text:style-name="P1"/>
        <text:p text:style-name="P1">定定攏愛笑人「草地倯」。</text:p>
        <text:p text:style-name="P1">tiānn-tiānn lóng ài tshiò lâng “tsháu-tē-sông.” </text:p>
        <text:p text:style-name="P1"/>
        <text:p text:style-name="P1">對我這个有一半草地人血脈的都市囡仔來講，</text:p>
        <text:p text:style-name="P1">Tuì guá tsit ê ū tsi̍t-puànn tsháu-tē-lâng hiat-me̍h ê too-tshī gín-á lâi kóng, </text:p>
        <text:p text:style-name="P1"/>
        <text:p text:style-name="P1">細漢的時，</text:p>
        <text:p text:style-name="P1">sè-hàn ê sî, </text:p>
        <text:p text:style-name="P1"/>
        <text:p text:style-name="P1">猶毋知影「草地倯」是啥物意思？</text:p>
        <text:p text:style-name="P1">iáu m̄ tsai-iánn “tsháu-tē-sông” sī siánn-mih ì-sù? </text:p>
        <text:p text:style-name="P1"/>
        <text:p text:style-name="P1">事實上，</text:p>
        <text:p text:style-name="P1">Sū-si̍t-siōng, </text:p>
        <text:p text:style-name="P1"/>
        <text:p text:style-name="P1">我嘛無咧關心。</text:p>
        <text:p text:style-name="P1">guá mā bô teh kuan-sim. </text:p>
        <text:p text:style-name="P1"/>
        <text:p text:style-name="P1">到這幾年，</text:p>
        <text:p text:style-name="P1">Kàu tsit kuí nî, </text:p>
        <text:p text:style-name="P1"/>
        <text:p text:style-name="P1">臺灣到處已經攏都市化，</text:p>
        <text:p text:style-name="P1">Tâi-uân tàu-tshù í-king lóng too-tshī-huà, </text:p>
        <text:p text:style-name="P1"/>
        <text:p text:style-name="P1">誠濟人對發展過頭的都市現象愈來愈感覺齷齪，</text:p>
        <text:p text:style-name="P1">tsiânn tsē lâng tuì huat-tián kuè-thâu ê too-tshī hiān-siōng jú lâi jú kám-kak ak-tsak, </text:p>
        <text:p text:style-name="P1"/>
        <text:p text:style-name="P1">煞顛倒漸漸較欣羨農村的種種好處。</text:p>
        <text:p text:style-name="P1">suah tian-tò tsiām-tsiām khah him-siān lông-tshun ê tsióng-tsióng hó-tshù. </text:p>
        <text:p text:style-name="P1"/>
        <text:p text:style-name="P1">所以定定會利用週休兩日的機會，</text:p>
        <text:p text:style-name="P1">Sóo-í tiānn-tiānn ē lī-iōng tsiu-hiu nn̄g ji̍t ê ki-huē,</text:p>
        <text:p text:style-name="P1"/>
        <text:p text:style-name="P1">四界去草地所在𨑨迌、渡假。</text:p>
        <text:p text:style-name="P1">sì-kè khì tsháu-tē sóo-tsāi tshit-thô, tōo-ká. </text:p>
        <text:p text:style-name="P1"/>
        <text:p text:style-name="P1"/>
        <text:p text:style-name="P2">對現代都市人來講，</text:p>
        <text:p text:style-name="P1">Tuì hiān-tāi too-tshī-lâng lâi kóng, </text:p>
        <text:p text:style-name="P1"/>
        <text:p text:style-name="P1">只要有機會通脫離紅毛塗佮打馬膠的「水泥森林」，</text:p>
        <text:p text:style-name="P1">tsí-iàu ū ki-huē thang thuat-lī âng-mn̂g-thôo kah tá-má-ka ê “tsuí-nî sim-lîm”, </text:p>
        <text:p text:style-name="P1"/>
        <text:p text:style-name="P1">來到有山、有樹閣有溪仔水通親近的草地所在，</text:p>
        <text:p text:style-name="P1">lâi kàu ū suann, ū tshiū koh ū khe-á-tsuí thang tshin-kīn ê tsháu-tē sóo-tsāi, </text:p>
        <text:p text:style-name="P1"/>
        <text:p text:style-name="P1">就會當排解壓力，歇睏兼充電。</text:p>
        <text:p text:style-name="P1">tō ē-tàng pâi-kái ap-li̍k, hioh-khùn kiam tshiong-tiān. </text:p>
        <text:p text:style-name="P1"/>
        <text:p text:style-name="P1">其實，</text:p>
        <text:p text:style-name="P1">Kî-si̍t,</text:p>
        <text:p text:style-name="P1"/>
        <text:p text:style-name="P1">草地遐的田園、樹木佮溪仔水，</text:p>
        <text:p text:style-name="P1">tsháu-tē hia ê tshân-hn̂g, tshiū-bo̍k kah khe-á-tsuí, </text:p>
        <text:p text:style-name="P1"/>
        <text:p text:style-name="P1">自早就攏佇遐，</text:p>
        <text:p text:style-name="P1">tsū-tsá tō lóng tī hia,</text:p>
        <text:p text:style-name="P1"/>
        <text:p text:style-name="P1">嘛無啥物改變。</text:p>
        <text:p text:style-name="P1">mā bô siánn-mih kái-piàn. </text:p>
        <text:p text:style-name="P1"/>
        <text:p text:style-name="P1"/>
        <text:p text:style-name="P1"/>
        <text:p text:style-name="P1"/>
        <text:p text:style-name="P1"/>
        <text:p text:style-name="P1">以前都市人嫌倯，</text:p>
        <text:p text:style-name="P1">Í-tsîng too-tshī-lâng hiâm sông, </text:p>
        <text:p text:style-name="P1"/>
        <text:p text:style-name="P1">這馬才相爭欲來渡假，</text:p>
        <text:p text:style-name="P1">tsit-má tsiah sio-tsenn beh lâi tōo-ká, </text:p>
        <text:p text:style-name="P1"/>
        <text:p text:style-name="P1">講是親近大自然。</text:p>
        <text:p text:style-name="P1">kóng sī tshin-kīn tāi-tsū-jiân. </text:p>
        <text:p text:style-name="P1"/>
        <text:p text:style-name="P1">若看著稻田、牛車，</text:p>
        <text:p text:style-name="P1">Nā khuànn-tio̍h tiū-tshân, gû-tshia, </text:p>
        <text:p text:style-name="P1"/>
        <text:p text:style-name="P1">攏當做寶貝，</text:p>
        <text:p text:style-name="P1">lóng tòng-tsò pó-puè, </text:p>
        <text:p text:style-name="P1"/>
        <text:p text:style-name="P1">甚至比#Benz#較稀罕。</text:p>
        <text:p text:style-name="P1">sīm-tsì pí #Benz# khah hi-hán. </text:p>
        <text:p text:style-name="P1"/>
        <text:p text:style-name="P1">有的草地人就講，</text:p>
        <text:p text:style-name="P1">Ū--ê tsháu-tē-lâng tō kóng, </text:p>
        <text:p text:style-name="P1"/>
        <text:p text:style-name="P1">遮的自認為高尚的人，</text:p>
        <text:p text:style-name="P1">tsia-ê tsū jīn-uî ko-sióng ê lâng, </text:p>
        <text:p text:style-name="P1"/>
        <text:p text:style-name="P1">其實才真正是「都市倯」。</text:p>
        <text:p text:style-name="P1">kî-si̍t tsiah tsin-tsiànn sī “too-tshī-sông.” </text:p>
        <text:p text:style-name="P1"/>
        <text:p text:style-name="P1">有影著啦！</text:p>
        <text:p text:style-name="P1">Ū-iánn tio̍h --lah! </text:p>
        <text:p text:style-name="P1"/>
        <text:p text:style-name="P1"/>
        <text:p text:style-name="P1"/>
        <text:p text:style-name="P1"><text:soft-page-break/>都市人駛#Benz#，</text:p>
        <text:p text:style-name="P1">Too-tshī-lâng sái #Benz#, </text:p>
        <text:p text:style-name="P1"/>
        <text:p text:style-name="P1">一逝路來到草地看牛車，</text:p>
        <text:p text:style-name="P1">tsi̍t tsuā lōo lâi kàu tsháu-tē khuànn gû-tshia, </text:p>
        <text:p text:style-name="P1"/>
        <text:p text:style-name="P1">這敢毋是倯甲有賰？</text:p>
        <text:p text:style-name="P1">tse kám m̄ sī sông kah ū tshun?</text:p>
        <text:p text:style-name="P1"/>
        <text:p text:style-name="P1">阮阿母是嘉義縣義竹鄉的草地查某囡仔；</text:p>
        <text:p text:style-name="P1">Guán a-bú sī Ka-gī-kuān Gī-tik-hiong ê tsháu-tē tsa-bóo gín-á; </text:p>
        <text:p text:style-name="P1"/>
        <text:p text:style-name="P1">外媽是隔1 條八掌溪的臺南縣鹽水人。</text:p>
        <text:p text:style-name="P1">guā-má sī keh 1 tiâu Pat-tsiáng-khe ê Tâi-lâm-kuān Kiâm-tsuí-lâng. </text:p>
        <text:p text:style-name="P1"/>
        <text:p text:style-name="P1">阮這幾个囡仔雖然攏是佇高雄市區成長，</text:p>
        <text:p text:style-name="P1">Guán tsit kuí ê gín-á sui-jiân lóng sī tī Ko-hiông tshī-khu sîng-tióng, </text:p>
        <text:p text:style-name="P1"/>
        <text:p text:style-name="P1">毋過細漢的時有定定綴爸母轉去外家𨑨迌，</text:p>
        <text:p text:style-name="P1">m̄-koh sè-hàn ê sî ū tiānn-tiānn tuè pē-bú tńg-khì guā-ke tshit-thô, </text:p>
        <text:p text:style-name="P1"/>
        <text:p text:style-name="P1">對草地義竹佮鹽水小鎮，</text:p>
        <text:p text:style-name="P1">uì tsháu-tē Gī-tik kah Kiâm-tsuí sió-tìn, </text:p>
        <text:p text:style-name="P1"/>
        <text:p text:style-name="P1"/>
        <text:p text:style-name="P1">到今猶有足深的記持。</text:p>
        <text:p text:style-name="P1">kàu-tann iáu-ū tsiok tshim ê kì-tî.</text:p>
        <text:p text:style-name="P1"/>
        <text:p text:style-name="P1">逐遍，</text:p>
        <text:p text:style-name="P1">Ta̍k piàn, </text:p>
        <text:p text:style-name="P1"/>
        <text:p text:style-name="P1">阿爸若駛車載阮欲轉去草地，</text:p>
        <text:p text:style-name="P1">a-pah nā sái-tshia tsài guán beh tńg-khì tsháu-tē, </text:p>
        <text:p text:style-name="P1"/>
        <text:p text:style-name="P1">就是阮兄妹仔上期待的鄉村旅行欲閣開始矣。</text:p>
        <text:p text:style-name="P1">tō sī guán hiann-muē-á siōng kî-thāi ê hiong-tshun lí-hîng beh koh khai-sí --ah.</text:p>
        <text:p text:style-name="P1"/>
        <text:p text:style-name="P1">車若駛落新營交流道，</text:p>
        <text:p text:style-name="P1">Tshia nā sái lo̍h Sin-iânn kau-liû-tō,</text:p>
        <text:p text:style-name="P1"/>
        <text:p text:style-name="P1">接近鹽水，</text:p>
        <text:p text:style-name="P1">tsiap-kīn Kiâm-tsuí, </text:p>
        <text:p text:style-name="P1"/>
        <text:p text:style-name="P1">阿母就開始全面接管，</text:p>
        <text:p text:style-name="P1">a-bú tō khai-sí tsuân-bīn tsiap-kuán,</text:p>
        <text:p text:style-name="P1"/>
        <text:p text:style-name="P1">指揮交通路線。</text:p>
        <text:p text:style-name="P1">tsí-hui kau-thong lōo-suànn. </text:p>
        <text:p text:style-name="P1"/>
        <text:p text:style-name="P1"/>
        <text:p text:style-name="P2">進入鹽水港街仔，</text:p>
        <text:p text:style-name="P1">Tsìn-ji̍p Kiâm-tsuí-káng ke-á, </text:p>
        <text:p text:style-name="P1"/>
        <text:p text:style-name="P1">阮兄妹仔就四界相，</text:p>
        <text:p text:style-name="P1">guán hiann-muē-á tō sì-kè siòng,</text:p>
        <text:p text:style-name="P1"/>
        <text:p text:style-name="P1">想欲揣看有啥物較奇巧的物件通來食。</text:p>
        <text:p text:style-name="P1">siūnn-beh tshuē khuànn ū siánn-mih khah kî-khá ê mi̍h-kiānn thang lâi tsia̍h. </text:p>
        <text:p text:style-name="P1"/>
        <text:p text:style-name="P1">阿母講先欲𤆬阮去參觀八角樓，</text:p>
        <text:p text:style-name="P1">A-bú kóng sing beh tshuā guán khì tsham-kuan Peh-kak-lâu,</text:p>
        <text:p text:style-name="P1"/>
        <text:p text:style-name="P1">毋過阮兄妹仔干焦對食的有興趣，</text:p>
        <text:p text:style-name="P1">m̄-koh guán hiann-muē-á kan-na tuì tsia̍h--ê ū hìng-tshù, </text:p>
        <text:p text:style-name="P1"/>
        <text:p text:style-name="P1">管伊幾角樓，</text:p>
        <text:p text:style-name="P1">kuán i kuí kak lâu, </text:p>
        <text:p text:style-name="P1"/>
        <text:p text:style-name="P1">阮哪有啥物稀罕？</text:p>
        <text:p text:style-name="P1">guán ná ū siánn-mih hi-hán?</text:p>
        <text:p text:style-name="P1"/>
        <text:p text:style-name="P1">八角樓是19 世紀中期，</text:p>
        <text:p text:style-name="P1">Peh-kak-lâu sī 19 sè-kí tiong-kî, </text:p>
        <text:p text:style-name="P1"/>
        <text:p text:style-name="P1">滿清時代留到今的徛家厝古蹟。</text:p>
        <text:p text:style-name="P1">Buán-tshing sî-tāi lâu kàu-tann ê khiā-ke-tshù kóo-tsik. </text:p>
        <text:p text:style-name="P1"/>
        <text:p text:style-name="P1">伊較特別的是二樓，</text:p>
        <text:p text:style-name="P1">I khah ti̍k-pia̍t ê sī jī lâu, </text:p>
        <text:p text:style-name="P1"/>
        <text:p text:style-name="P1">八角形的木造結構，</text:p>
        <text:p text:style-name="P1">peh-kak-hîng ê bo̍k tsō kiat-kòo, </text:p>
        <text:p text:style-name="P1"/>
        <text:p text:style-name="P1">所以才號做八角樓。</text:p>
        <text:p text:style-name="P1">sóo-í tsiah hō-tsò Peh-kak-lâu. </text:p>
        <text:p text:style-name="P1"/>
        <text:p text:style-name="P1">阿母呵咾阮足有耐性，</text:p>
        <text:p text:style-name="P1">A-bú o-ló guán tsiok ū nāi-sìng, </text:p>
        <text:p text:style-name="P1"/>
        <text:p text:style-name="P1">其實阮是不得已，</text:p>
        <text:p text:style-name="P1">kî-si̍t guán sī put-tik-í, </text:p>
        <text:p text:style-name="P1"/>
        <text:p text:style-name="P1">勉強綴大人凊彩看看咧。</text:p>
        <text:p text:style-name="P1">bián-kióng tuè tuā-lâng tshìn-tshái khuànn-khuànn--leh. </text:p>
        <text:p text:style-name="P1"/>
        <text:p text:style-name="P1">想袂到恬恬看煞了後，</text:p>
        <text:p text:style-name="P1">Siūnn bē kàu tiām-tiām khuànn suah liáu-āu, </text:p>
        <text:p text:style-name="P1"/>
        <text:p text:style-name="P1">阮煞得著1份意外的補償─去隔壁三角窗彼間冰果店食冰。</text:p>
        <text:p text:style-name="P1">guán suah tit-tio̍h 1 hūn ì-guā ê póo-sióng－ khì keh-piah sann-kak-thang hit king ping-kó-tiàm tsia̍h ping. </text:p>
        <text:p text:style-name="P1"/>
        <text:p text:style-name="P1"/>
        <text:p text:style-name="P2">阿母講彼間冰果店的月見冰歷史上久，</text:p>
        <text:p text:style-name="P1">A-bú kóng hit king ping-kó-tiàm ê Gue̍h-kiàn-ping li̍k-sú siōng kú, </text:p>
        <text:p text:style-name="P1"/>
        <text:p text:style-name="P1">這「月見冰」的名從日本時代就有矣，</text:p>
        <text:p text:style-name="P1">tse “Gue̍h-kiàn-ping” ê miâ tsîng Ji̍t-pún sî-tāi tō ū --ah, </text:p>
        <text:p text:style-name="P1"/>
        <text:p text:style-name="P1">其實就是雞卵仁冰啦。</text:p>
        <text:p text:style-name="P1">kî-si̍t tō sī Ke-nn̄g-jîn-ping --lah. </text:p>
        <text:p text:style-name="P1"/>
        <text:p text:style-name="P1">佇阿母讀初中彼3 年，</text:p>
        <text:p text:style-name="P1">Tī a-bú tha̍k tshoo-tiong hit 3 nî, </text:p>
        <text:p text:style-name="P1"/>
        <text:p text:style-name="P1">鹽水的月見冰就是伊少女時代的青春記持。</text:p>
        <text:p text:style-name="P1">Kiâm-tsuí ê Gue̍h-kiàn-ping tō sī i siàu-lí sî-tāi ê tshing-tshun kì-tî. </text:p>
        <text:p text:style-name="P1"/>
        <text:p text:style-name="P1">另外，</text:p>
        <text:p text:style-name="P1">Līng-guā, </text:p>
        <text:p text:style-name="P1"/>
        <text:p text:style-name="P1">弓蕉冰嘛足特別閣使人懷念。</text:p>
        <text:p text:style-name="P1">king-tsio-ping mā tsiok ti̍k-pia̍t koh sú lâng huâi-liām. </text:p>
        <text:p text:style-name="P1"/>
        <text:p text:style-name="P1">阮點的紅豆牛奶冰，</text:p>
        <text:p text:style-name="P1">Guán tiám ê Âng-tāu gû-ling-ping, </text:p>
        <text:p text:style-name="P1"/>
        <text:p text:style-name="P1">紅豆足濟、足甜，</text:p>
        <text:p text:style-name="P1">âng-tāu tsiok tsē, tsiok tinn,</text:p>
        <text:p text:style-name="P1"/>
        <text:p text:style-name="P1">牛奶膏嘛足厚。</text:p>
        <text:p text:style-name="P1">gû-ling-ko mā tsiok kāu. </text:p>
        <text:p text:style-name="P1"/>
        <text:p text:style-name="P1">我和阿兄公家食3 碗，</text:p>
        <text:p text:style-name="P1">Guá hām a-hiann kong-ke tsia̍h 3 uánn,</text:p>
        <text:p text:style-name="P1"/>
        <text:p text:style-name="P1">最後連小妹食賰的彼半碗，</text:p>
        <text:p text:style-name="P1">tsuè-āu liân sió-muē tsia̍h tshun--ê hit puànn uánn, </text:p>
        <text:p text:style-name="P1"/>
        <text:p text:style-name="P1">嘛是我窮了了的。</text:p>
        <text:p text:style-name="P1">mā sī guá khîng-liáu-liáu --ê.</text:p>
        <text:p text:style-name="P1"/>
        <text:p text:style-name="P1">鹽水有另外1个舊地名叫做月津。</text:p>
        <text:p text:style-name="P1">Kiâm-tsuí ū līng-guā 1 ê kū tē-miâ kiò-tsò Gue̍h-tin. </text:p>
        <text:p text:style-name="P1"/>
        <text:p text:style-name="P1">古早捌真鬧熱，</text:p>
        <text:p text:style-name="P1">Kóo-tsá bat tsin lāu-jia̍t, </text:p>
        <text:p text:style-name="P1"/>
        <text:p text:style-name="P1">所以有「一府二鹿三艋舺四月津」的排名俗諺。</text:p>
        <text:p text:style-name="P1">sóo-í ū “it Hú jī Lo̍k sann Báng-kah sì Gue̍h-tin” ê pâi-miâ sio̍k-gān. </text:p>
        <text:p text:style-name="P1"/>
        <text:p text:style-name="P1">足出名的雞卵麵─鹽水意麵，</text:p>
        <text:p text:style-name="P1">Tsiok tshut-miâ ê ke-nn̄g-mī－ Kiâm-tsuí ì-mī,</text:p>
        <text:p text:style-name="P1"/>
        <text:p text:style-name="P1">就是對遮發展出來的。</text:p>
        <text:p text:style-name="P1">tō sī uì tsia huat-tián --tshut-lâi --ê. </text:p>
        <text:p text:style-name="P1"/>
        <text:p text:style-name="P1"/>
        <text:p text:style-name="P2">阿母講，</text:p>
        <text:p text:style-name="P1">A-bú kóng, </text:p>
        <text:p text:style-name="P1"/>
        <text:p text:style-name="P1">若欲食麵，</text:p>
        <text:p text:style-name="P1">nā beh tsia̍h mī, </text:p>
        <text:p text:style-name="P1"/>
        <text:p text:style-name="P1">義竹猶有另外1 種較特別的本地麵食，</text:p>
        <text:p text:style-name="P1">Gī-tik iáu-ū līng-guā 1 tsióng khah ti̍k-pia̍t ê pún-tē mī-tsia̍h, </text:p>
        <text:p text:style-name="P1"/>
        <text:p text:style-name="P1">叫做豆菜麵。</text:p>
        <text:p text:style-name="P1">kiò-tsò Tāu-tshài-mī. </text:p>
        <text:p text:style-name="P1"/>
        <text:p text:style-name="P1">義竹人既然轉來到故鄉，</text:p>
        <text:p text:style-name="P1">Gī-tik-lâng kì-jiân tńg-lâi kàu kòo-hiong, </text:p>
        <text:p text:style-name="P1"/>
        <text:p text:style-name="P1">哪會使無食？</text:p>
        <text:p text:style-name="P1">ná ē-sái bô tsia̍h?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357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3:30:35.367166642</dc:date>
    <meta:editing-duration>PT4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" meta:paragraph-count="184" meta:word-count="1600" meta:character-count="4806" meta:non-whitespace-character-count="4245"/>
  </office:meta>
</office:document-meta>
</file>